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officeooo:rsid="002d24d3" officeooo:paragraph-rsid="002d24d3"/>
    </style:style>
    <style:style style:name="P6" style:family="paragraph" style:parent-style-name="Text_20_body">
      <style:paragraph-properties fo:text-align="justify" style:justify-single-word="false"/>
      <style:text-properties officeooo:paragraph-rsid="002e6f86"/>
    </style:style>
    <style:style style:name="P7" style:family="paragraph" style:parent-style-name="Text_20_body">
      <style:paragraph-properties fo:text-align="justify" style:justify-single-word="false"/>
      <style:text-properties officeooo:paragraph-rsid="00338b5d"/>
    </style:style>
    <style:style style:name="P8" style:family="paragraph" style:parent-style-name="Text_20_body">
      <style:text-properties officeooo:paragraph-rsid="002e6f86"/>
    </style:style>
    <style:style style:name="P9" style:family="paragraph" style:parent-style-name="Text_20_body">
      <style:text-properties officeooo:paragraph-rsid="00338b5d"/>
    </style:style>
    <style:style style:name="P10" style:family="paragraph" style:parent-style-name="Text_20_body">
      <style:text-properties style:font-name="Times New Roman" officeooo:rsid="002d8f9e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2d8f9e" officeooo:paragraph-rsid="002e6f86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02d8f9e" officeooo:paragraph-rsid="00338b5d"/>
    </style:style>
    <style:style style:name="P13" style:family="paragraph" style:parent-style-name="Text_20_body">
      <style:text-properties style:font-name="Times New Roman" fo:font-size="12pt" officeooo:rsid="002d8f9e" officeooo:paragraph-rsid="00338b5d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officeooo:rsid="0037fa08" officeooo:paragraph-rsid="0037fa08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officeooo:rsid="003d3d6c" officeooo:paragraph-rsid="003d3d6c" style:font-size-asian="10.5pt" style:font-size-complex="12pt"/>
    </style:style>
    <style:style style:name="P16" style:family="paragraph" style:parent-style-name="Standard">
      <style:text-properties fo:font-size="12pt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37fa08" officeooo:paragraph-rsid="004ba88c" style:font-size-asian="10.5pt" style:font-size-complex="12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Times New Roman" fo:font-size="12pt" officeooo:rsid="0037fa08" officeooo:paragraph-rsid="004ba88c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officeooo:rsid="0037fa08" officeooo:paragraph-rsid="004ba88c" style:font-size-asian="10.5pt" style:font-size-complex="12pt"/>
    </style:style>
    <style:style style:name="P20" style:family="paragraph" style:parent-style-name="Text_20_body" style:list-style-name="L2">
      <style:paragraph-properties fo:text-align="justify" style:justify-single-word="false"/>
      <style:text-properties style:font-name="Times New Roman" fo:font-size="12pt" officeooo:rsid="003d3d6c" officeooo:paragraph-rsid="003d3d6c" style:font-size-asian="10.5pt" style:font-size-complex="12pt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Times New Roman" fo:font-size="12pt" officeooo:rsid="0042c51d" officeooo:paragraph-rsid="0042c51d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officeooo:rsid="0037fa08" officeooo:paragraph-rsid="00376445"/>
    </style:style>
    <style:style style:name="P23" style:family="paragraph" style:parent-style-name="Text_20_body">
      <style:paragraph-properties fo:text-align="justify" style:justify-single-word="false"/>
      <style:text-properties style:font-name="Times New Roman" officeooo:rsid="0037fa08" officeooo:paragraph-rsid="004ba88c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rsid="00376445" officeooo:paragraph-rsid="004ba88c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paragraph-rsid="004ba88c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1">
      <style:paragraph-properties fo:break-before="page"/>
      <style:text-properties style:font-name="Times New Roman"/>
    </style:style>
    <style:style style:name="P28" style:family="paragraph" style:parent-style-name="Heading_20_1">
      <style:paragraph-properties fo:break-before="page"/>
      <style:text-properties style:font-name="Times New Roman" officeooo:paragraph-rsid="0037fa08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>
      <loext:graphic-properties draw:fill="solid" draw:fill-color="#72bf44"/>
    </style:style>
    <style:style style:name="P31" style:family="paragraph">
      <style:text-properties fo:font-size="12pt"/>
    </style:style>
    <style:style style:name="P3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center"/>
      <style:text-properties fo:font-size="12pt"/>
    </style:style>
    <style:style style:name="P36" style:family="paragraph">
      <loext:graphic-properties draw:fill="solid" draw:fill-color="#ffffff"/>
      <style:paragraph-properties style:writing-mode="lr-tb"/>
      <style:text-properties fo:font-size="12pt"/>
    </style:style>
    <style:style style:name="P37" style:family="paragraph">
      <loext:graphic-properties draw:fill="solid" draw:fill-color="#ffffff"/>
      <style:paragraph-properties style:writing-mode="lr-tb"/>
    </style:style>
    <style:style style:name="P38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officeooo:rsid="0025e969"/>
    </style:style>
    <style:style style:name="T4" style:family="text">
      <style:text-properties fo:font-weight="normal" officeooo:rsid="0028a393" style:font-weight-asian="normal" style:font-weight-complex="normal"/>
    </style:style>
    <style:style style:name="T5" style:family="text">
      <style:text-properties fo:font-weight="normal" officeooo:rsid="002b42d2" style:font-weight-asian="normal" style:font-weight-complex="normal"/>
    </style:style>
    <style:style style:name="T6" style:family="text">
      <style:text-properties officeooo:rsid="002d24d3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338b5d"/>
    </style:style>
    <style:style style:name="T9" style:family="text">
      <style:text-properties style:font-name="Times New Roman" fo:font-size="12pt" officeooo:rsid="0037fa08" style:font-size-asian="10.5pt" style:font-size-complex="12pt"/>
    </style:style>
    <style:style style:name="T10" style:family="text">
      <style:text-properties style:font-name="Times New Roman" fo:font-size="12pt" officeooo:rsid="003af896" style:font-size-asian="10.5pt" style:font-size-complex="12pt"/>
    </style:style>
    <style:style style:name="T11" style:family="text">
      <style:text-properties style:font-name="Times New Roman" officeooo:rsid="003af896"/>
    </style:style>
    <style:style style:name="T12" style:family="text">
      <style:text-properties style:font-name="Times New Roman" officeooo:rsid="003b6859"/>
    </style:style>
    <style:style style:name="T13" style:family="text">
      <style:text-properties officeooo:rsid="002d8f9e"/>
    </style:style>
    <style:style style:name="T14" style:family="text">
      <style:text-properties officeooo:rsid="00324536"/>
    </style:style>
    <style:style style:name="T15" style:family="text">
      <style:text-properties officeooo:rsid="003af896"/>
    </style:style>
    <style:style style:name="T16" style:family="text">
      <style:text-properties officeooo:rsid="0047a07b"/>
    </style:style>
    <style:style style:name="T17" style:family="text">
      <style:text-properties officeooo:rsid="00483daa"/>
    </style:style>
    <style:style style:name="T18" style:family="text">
      <style:text-properties fo:font-size="15pt" style:font-size-asian="15pt" style:font-size-complex="1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72bf44" draw:textarea-horizontal-align="justify" draw:textarea-vertical-align="middle" draw:auto-grow-height="false" fo:min-height="14.187cm" fo:min-width="13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38cm" fo:min-width="13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773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21cm" fo:min-width="3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3.51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484cm" fo:min-width="3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235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3.175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938cm" fo:min-width="12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4.364cm" fo:min-width="12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3.775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2.607cm" fo:min-width="2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2.554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2.745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72bf44" draw:textarea-horizontal-align="justify" draw:textarea-vertical-align="middle" draw:auto-grow-height="false" fo:min-height="4.269cm" fo:min-width="7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2.947cm" fo:min-width="6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solid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solid" draw:fill-color="#72bf44" draw:textarea-horizontal-align="justify" draw:textarea-vertical-align="middle" draw:auto-grow-height="false" fo:min-height="7.205cm" fo:min-width="8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5.801cm" fo:min-width="6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fo:background-color="#7da7d8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solid" draw:fill-color="#72bf44" draw:textarea-horizontal-align="justify" draw:textarea-vertical-align="middle" draw:auto-grow-height="false" fo:min-height="5.463cm" fo:min-width="7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3.838cm" fo:min-width="6.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Aceptar" form:control-implementation="ooo:com.sun.star.form.component.CommandButton" xml:id="control1" form:id="control1" form:label="Acept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Cancelar" form:control-implementation="ooo:com.sun.star.form.component.CommandButton" xml:id="control2" form:id="control2" form:label="Cance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ceptar" form:control-implementation="ooo:com.sun.star.form.component.CommandButton" xml:id="control3" form:id="control3" form:label="Acept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Cancelar" form:control-implementation="ooo:com.sun.star.form.component.CommandButton" xml:id="control4" form:id="control4" form:label="Cance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ceptar" form:control-implementation="ooo:com.sun.star.form.component.CommandButton" xml:id="control5" form:id="control5" form:label="Acept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Cancelar" form:control-implementation="ooo:com.sun.star.form.component.CommandButton" xml:id="control6" form:id="control6" form:label="Cance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orrar" form:control-implementation="ooo:com.sun.star.form.component.CommandButton" xml:id="control7" form:id="control7" form:label="Borr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Proyecto boceto gráfic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4"> </text:span><text:span text:style-name="T5">DAWEC</text:span></text:p>
      <text:p text:style-name="P3"><text:tab/><text:tab/><text:tab/><text:tab/><text:tab/><text:tab/><text:tab/><text:tab/><text:span text:style-name="T1">Curso:</text:span><text:span text:style-name="T3"> 2 DAW (20/21)</text:span></text:p>
      <text:p text:style-name="P3"><text:tab/><text:tab/><text:tab/><text:tab/><text:tab/><text:tab/><text:tab/><text:tab/><text:span text:style-name="T1">Autor:</text:span><text:span text:style-name="T3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9"><text:a xlink:type="simple" xlink:href="#__RefHeading___Toc351_2719776763" text:style-name="Index_20_Link" text:visited-style-name="Index_20_Link">0 Introducción<text:tab/>3</text:a></text:p>
          <text:p text:style-name="P29"><text:a xlink:type="simple" xlink:href="#__RefHeading___Toc618_1757726595" text:style-name="Index_20_Link" text:visited-style-name="Index_20_Link">1 Página de inicio<text:tab/>4</text:a></text:p>
          <text:p text:style-name="P29"><text:a xlink:type="simple" xlink:href="#__RefHeading___Toc355_2719776763" text:style-name="Index_20_Link" text:visited-style-name="Index_20_Link">2 Planificador<text:tab/>5</text:a></text:p>
          <text:p text:style-name="P29"><text:a xlink:type="simple" xlink:href="#__RefHeading___Toc446_3219222586" text:style-name="Index_20_Link" text:visited-style-name="Index_20_Link">3 Usuarios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<text:bookmark-start text:name="__RefHeading___Toc351_2719776763"/><text:soft-page-break/><text:span text:style-name="T6">0</text:span> <text:span text:style-name="T6">Introducción</text:span><text:bookmark-end text:name="__RefHeading___Toc351_2719776763"/></text:h>
      <text:p text:style-name="P5"><text:span text:style-name="T7"><text:tab/>Nuestra web contará con una serie de páginas enlazadas a través de un menú inicial que nos ayudará a una navegación más simple e intuitiva. </text:span><text:span text:style-name="T11">Dichas páginas serán inicialmente dos: </text:span><text:span text:style-name="T12">inicio</text:span><text:span text:style-name="T11"> y gestión de viajes. A</text:span><text:span text:style-name="T7">sí </text:span><text:span text:style-name="T11">mismo, contará con</text:span><text:span text:style-name="T7"> un </text:span><text:span text:style-name="T11">acceso a usuarios</text:span><text:span text:style-name="T7"> caso de que este quiera acceder a su espacio dentro de la web </text:span><text:span text:style-name="T8">y administrar sus viajes.</text:span></text:p>
      <text:h text:style-name="P27" text:outline-level="1"><text:bookmark-start text:name="__RefHeading___Toc618_1757726595"/><text:span text:style-name="T13">1</text:span> <text:span text:style-name="T13">Página de inicio<text:tab/></text:span><text:bookmark-end text:name="__RefHeading___Toc618_1757726595"/></text:h>
      <text:p text:style-name="P24"><text:tab/>La página de inicio es sencilla. Consta de una cabecera con un logo representativo de la página y un menú que permite navegar a través de las distintas páginas. El botón de login, al que el usuario puede acceder si desea acceder a su espacio propio dentro de la página, contendrá una ventana modal desde la que se podrá realizar el registro, con su correspondiente validación. </text:p>
      <text:p text:style-name="P23"><text:tab/>En la siguiente sección encontramos un carrusel con imágenes aleatorias que se visualizarán según el tiempo programado para ello. Debajo encontramos una sección de noticias relacionadas con la página. </text:p>
      <text:p text:style-name="P23"><text:tab/>Por último encontramos <text:span text:style-name="T17">el</text:span> pie de página donde encontraremos algunos enlaces de interés.</text:p>
      <text:p text:style-name="P6"/>
      <text:p text:style-name="P8"><draw:custom-shape text:anchor-type="paragraph" draw:z-index="1" draw:name="Forma5" draw:style-name="gr2" draw:text-style-name="P31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a3" draw:style-name="gr3" draw:text-style-name="P32" svg:width="1.959cm" svg:height="0.715cm" svg:x="4.399cm" svg:y="0.365cm"><draw:text-box><text:p><text:span text:style-name="T18">Menú</text:span></text:p></draw:text-box></draw:frame><draw:custom-shape text:anchor-type="paragraph" draw:z-index="4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a1" draw:style-name="gr1" draw:text-style-name="P30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6" draw:name="Forma3" draw:style-name="gr3" draw:text-style-name="P32" svg:width="1.959cm" svg:height="0.715cm" svg:x="2.256cm" svg:y="0.339cm"><draw:text-box><text:p><text:span text:style-name="T18">Logo</text:span></text:p></draw:text-box></draw:frame></text:p>
      <text:p text:style-name="P8"><draw:frame text:anchor-type="paragraph" draw:z-index="5" draw:name="Forma6" draw:style-name="gr6" draw:text-style-name="P34" svg:width="1.44cm" svg:height="0.489cm" svg:x="13.353cm" svg:y="-0.187cm"><draw:text-box><text:p>Usuario</text:p></draw:text-box></draw:frame></text:p>
      <text:p text:style-name="P8"><draw:custom-shape text:anchor-type="paragraph" draw:z-index="3" draw:name="Forma4" draw:style-name="gr4" draw:text-style-name="P33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8"><draw:frame text:anchor-type="paragraph" draw:z-index="6" draw:name="Forma7" draw:style-name="gr7" draw:text-style-name="P34" svg:width="6.06cm" svg:height="0.766cm" svg:x="2.441cm" svg:y="-0.011cm"><draw:text-box><text:p>Carrusel Imágenes aleatorias</text:p></draw:text-box></draw:frame></text:p>
      <text:p text:style-name="P8"><draw:custom-shape text:anchor-type="paragraph" draw:z-index="9" draw:name="Forma8_5" draw:style-name="gr9" draw:text-style-name="P33" svg:width="3.386cm" svg:height="3.484cm" svg:x="2.642cm" svg:y="0.302cm"><text:p/><draw:enhanced-geometry svg:viewBox="0 0 21600 21600" draw:type="rectangle" draw:enhanced-path="M 0 0 L 21600 0 21600 21600 0 21600 0 0 Z N"/></draw:custom-shape><draw:custom-shape text:anchor-type="paragraph" draw:z-index="7" draw:name="Forma8_3" draw:style-name="gr8" draw:text-style-name="P33" svg:width="3.387cm" svg:height="3.511cm" svg:x="6.578cm" svg:y="0.275cm"><text:p/><draw:enhanced-geometry svg:viewBox="0 0 21600 21600" draw:type="rectangle" draw:enhanced-path="M 0 0 L 21600 0 21600 21600 0 21600 0 0 Z N"/></draw:custom-shape><draw:custom-shape text:anchor-type="paragraph" draw:z-index="8" draw:name="Forma8_4" draw:style-name="gr9" draw:text-style-name="P33" svg:width="3.386cm" svg:height="3.484cm" svg:x="10.608cm" svg:y="0.302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11" draw:name="Forma9_0" draw:style-name="gr11" draw:text-style-name="P33" svg:width="3.282cm" svg:height="3.176cm" svg:x="2.626cm" svg:y="0.005cm"><text:p/><draw:enhanced-geometry svg:viewBox="0 0 21600 21600" draw:type="rectangle" draw:enhanced-path="M 0 0 L 21600 0 21600 21600 0 21600 0 0 Z N"/></draw:custom-shape><draw:custom-shape text:anchor-type="paragraph" draw:z-index="10" draw:name="Forma9" draw:style-name="gr10" draw:text-style-name="P33" svg:width="3.255cm" svg:height="3.236cm" svg:x="6.86cm" svg:y="-0.026cm"><text:p/><draw:enhanced-geometry svg:viewBox="0 0 21600 21600" draw:type="rectangle" draw:enhanced-path="M 0 0 L 21600 0 21600 21600 0 21600 0 0 Z N"/></draw:custom-shape><draw:frame text:anchor-type="paragraph" draw:z-index="12" draw:name="Forma3_1" draw:style-name="gr3" draw:text-style-name="P32" svg:width="1.885cm" svg:height="0.715cm" svg:x="2.886cm" svg:y="0.159cm"><draw:text-box><text:p><text:span text:style-name="T18">Noticia</text:span></text:p></draw:text-box></draw:frame><draw:custom-shape text:anchor-type="paragraph" draw:z-index="13" draw:name="Forma9" draw:style-name="gr10" draw:text-style-name="P33" svg:width="3.255cm" svg:height="3.236cm" svg:x="11.305cm" svg:y="-0.048cm"><text:p/><draw:enhanced-geometry svg:viewBox="0 0 21600 21600" draw:type="rectangle" draw:enhanced-path="M 0 0 L 21600 0 21600 21600 0 21600 0 0 Z N"/></draw:custom-shape><draw:frame text:anchor-type="paragraph" draw:z-index="14" draw:name="Forma3_1" draw:style-name="gr3" draw:text-style-name="P32" svg:width="1.885cm" svg:height="0.715cm" svg:x="7.278cm" svg:y="0.212cm"><draw:text-box><text:p><text:span text:style-name="T18">Noticia</text:span></text:p></draw:text-box></draw:frame><draw:frame text:anchor-type="paragraph" draw:z-index="15" draw:name="Forma3_1" draw:style-name="gr3" draw:text-style-name="P32" svg:width="1.885cm" svg:height="0.715cm" svg:x="11.696cm" svg:y="0.185cm"><draw:text-box><text:p><text:span text:style-name="T18">Noticia</text:span></text:p></draw:text-box></draw:frame></text:p>
      <text:p text:style-name="P8"/>
      <text:p text:style-name="P8"/>
      <text:p text:style-name="P8"/>
      <text:p text:style-name="P8"/>
      <text:p text:style-name="P8"/>
      <text:p text:style-name="P11"><draw:custom-shape text:anchor-type="paragraph" draw:z-index="17" draw:name="Forma5" draw:style-name="gr12" draw:text-style-name="P31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a3" draw:style-name="gr3" draw:text-style-name="P32" svg:width="1.959cm" svg:height="0.715cm" svg:x="2.494cm" svg:y="-0.058cm"><draw:text-box><text:p><text:span text:style-name="T18">Pie</text:span></text:p></draw:text-box></draw:frame><draw:custom-shape text:anchor-type="paragraph" draw:z-index="19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Forma6" draw:style-name="gr6" draw:text-style-name="P34" svg:width="2.488cm" svg:height="0.489cm" svg:x="11.649cm" svg:y="0.005cm"><draw:text-box><text:p>Enlaces</text:p></draw:text-box></draw:frame></text:p>
      <text:p text:style-name="P10"/>
      <text:p text:style-name="P10"/>
      <text:p text:style-name="P10"/>
      <text:p text:style-name="P22"/>
      <text:h text:style-name="P28" text:outline-level="1"><text:bookmark-start text:name="__RefHeading___Toc355_2719776763"/><text:span text:style-name="T14">2</text:span> <text:span text:style-name="T14">Planificador</text:span><text:bookmark-end text:name="__RefHeading___Toc355_2719776763"/></text:h>
      <text:p text:style-name="P3"/>
      <text:p text:style-name="P17"><text:tab/>En el menú encontraremos una <text:span text:style-name="T15">opción</text:span> que <text:span text:style-name="T15">re</text:span>dirige al área de planificación del viaje propiamente dicho. La página del planificador tendrá en común con la página principal los siguientes elementos:</text:p>
      <text:list xml:id="list1638863964" text:style-name="L1">
        <text:list-item>
          <text:p text:style-name="P18">Cabecera con logo y menú</text:p>
        </text:list-item>
        <text:list-item>
          <text:p text:style-name="P25"><text:span text:style-name="T10">Pie</text:span><text:span text:style-name="T9"> con enlaces de interés</text:span></text:p>
        </text:list-item>
      </text:list>
      <text:p text:style-name="P19"><text:tab/>En la sección principal encontramos el área de planificación propiamente dicha, con sus distintas opciones y funcionalidades, además de una sección con imágenes, <text:span text:style-name="T15">aún en fase de estudio</text:span></text:p>
      <text:p text:style-name="P19"/>
      <text:p text:style-name="P7"/>
      <text:p text:style-name="P9"><draw:custom-shape text:anchor-type="paragraph" draw:z-index="21" draw:name="Forma1" draw:style-name="gr1" draw:text-style-name="P30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Forma5" draw:style-name="gr2" draw:text-style-name="P31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Forma3" draw:style-name="gr3" draw:text-style-name="P32" svg:width="1.959cm" svg:height="0.715cm" svg:x="4.399cm" svg:y="0.365cm"><draw:text-box><text:p><text:span text:style-name="T18">Menú</text:span></text:p></draw:text-box></draw:frame><draw:custom-shape text:anchor-type="paragraph" draw:z-index="25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Forma3" draw:style-name="gr3" draw:text-style-name="P32" svg:width="1.959cm" svg:height="0.715cm" svg:x="2.256cm" svg:y="0.339cm"><draw:text-box><text:p><text:span text:style-name="T18">Logo</text:span></text:p></draw:text-box></draw:frame></text:p>
      <text:p text:style-name="P9"><draw:frame text:anchor-type="paragraph" draw:z-index="26" draw:name="Forma6" draw:style-name="gr6" draw:text-style-name="P34" svg:width="1.44cm" svg:height="0.489cm" svg:x="13.432cm" svg:y="-0.187cm"><draw:text-box><text:p>Usuario</text:p></draw:text-box></draw:frame></text:p>
      <text:p text:style-name="P9"><draw:custom-shape text:anchor-type="paragraph" draw:z-index="24" draw:name="Forma4" draw:style-name="gr4" draw:text-style-name="P33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9"><draw:frame text:anchor-type="paragraph" draw:z-index="27" draw:name="Forma7" draw:style-name="gr7" draw:text-style-name="P34" svg:width="6.06cm" svg:height="0.766cm" svg:x="2.441cm" svg:y="-0.011cm"><draw:text-box><text:p>Area de planificación</text:p></draw:text-box></draw:frame></text:p>
      <text:p text:style-name="P9"><draw:custom-shape text:anchor-type="paragraph" draw:z-index="28" draw:name="Forma8_5" draw:style-name="gr13" draw:text-style-name="P35" svg:width="12.334cm" svg:height="4.365cm" svg:x="2.441cm" svg:y="0.056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29" draw:name="Forma4" draw:style-name="gr14" draw:text-style-name="P33" svg:width="13.045cm" svg:height="3.775cm" svg:x="2.018cm" svg:y="0.215cm"><text:p/><draw:enhanced-geometry svg:viewBox="0 0 21600 21600" draw:type="rectangle" draw:enhanced-path="M 0 0 L 21600 0 21600 21600 0 21600 0 0 Z N"/></draw:custom-shape></text:p>
      <text:p text:style-name="P9"><draw:custom-shape text:anchor-type="paragraph" draw:z-index="31" draw:name="Forma9_0" draw:style-name="gr16" draw:text-style-name="P33" svg:width="3.202cm" svg:height="2.555cm" svg:x="2.626cm" svg:y="0.402cm"><text:p/><draw:enhanced-geometry svg:viewBox="0 0 21600 21600" draw:type="rectangle" draw:enhanced-path="M 0 0 L 21600 0 21600 21600 0 21600 0 0 Z N"/></draw:custom-shape><draw:custom-shape text:anchor-type="paragraph" draw:z-index="32" draw:name="Forma9" draw:style-name="gr17" draw:text-style-name="P33" svg:width="2.864cm" svg:height="2.745cm" svg:x="11.194cm" svg:y="0.31cm"><text:p/><draw:enhanced-geometry svg:viewBox="0 0 21600 21600" draw:type="rectangle" draw:enhanced-path="M 0 0 L 21600 0 21600 21600 0 21600 0 0 Z N"/></draw:custom-shape><draw:frame text:anchor-type="paragraph" draw:z-index="33" draw:name="Forma3_1" draw:style-name="gr3" draw:text-style-name="P32" svg:width="1.885cm" svg:height="0.715cm" svg:x="11.405cm" svg:y="0.476cm"><draw:text-box><text:p><text:span text:style-name="T18">Imagen</text:span></text:p></draw:text-box></draw:frame><draw:custom-shape text:anchor-type="paragraph" draw:z-index="30" draw:name="Forma9" draw:style-name="gr15" draw:text-style-name="P33" svg:width="2.837cm" svg:height="2.608cm" svg:x="6.934cm" svg:y="0.31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12"><draw:custom-shape text:anchor-type="paragraph" draw:z-index="35" draw:name="Forma5" draw:style-name="gr12" draw:text-style-name="P31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6" draw:name="Forma3" draw:style-name="gr3" draw:text-style-name="P32" svg:width="1.959cm" svg:height="0.715cm" svg:x="2.494cm" svg:y="-0.058cm"><draw:text-box><text:p><text:span text:style-name="T18">Pie</text:span></text:p></draw:text-box></draw:frame><draw:custom-shape text:anchor-type="paragraph" draw:z-index="37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name="Forma6" draw:style-name="gr6" draw:text-style-name="P34" svg:width="2.488cm" svg:height="0.489cm" svg:x="11.649cm" svg:y="0.005cm"><draw:text-box><text:p>Enlaces</text:p></draw:text-box></draw:frame></text:p>
      <text:p text:style-name="P13"/>
      <text:p text:style-name="P13"/>
      <text:p text:style-name="P13"/>
      <text:p text:style-name="P14"><text:tab/></text:p>
      <text:p text:style-name="P14"/>
      <text:p text:style-name="P14"/>
      <text:h text:style-name="Heading_20_1" text:outline-level="1"><text:bookmark-start text:name="__RefHeading___Toc446_3219222586"/><text:soft-page-break/><text:span text:style-name="T15">3</text:span> <text:span text:style-name="T15">Usuarios</text:span><text:bookmark-end text:name="__RefHeading___Toc446_3219222586"/></text:h>
      <text:p text:style-name="P14"><text:tab/><text:span text:style-name="T15">Los usuarios se conectarán a traveś de una pequeña ventana modal incluida en la página principal o de inicio. A su vez, el administrador de la web, tendrá la posibilidad de gestionarlos a través de una página al efecto.</text:span></text:p>
      <text:p text:style-name="P14"><text:tab/><text:span text:style-name="T15">Aunque no es necesario darse de alta para poder visualizar la página, sí será necesario para poder acceder a las funcionalidades propias de la misma (gestión de viajes).</text:span></text:p>
      <text:list xml:id="list3078752222" text:style-name="L2">
        <text:list-item>
          <text:p text:style-name="P20">Conexión</text:p>
        </text:list-item>
      </text:list>
      <text:p text:style-name="P14"><draw:frame text:anchor-type="paragraph" draw:z-index="41" draw:name="Forma7" draw:style-name="gr20" draw:text-style-name="P34" svg:width="1.655cm" svg:height="0.571cm" svg:x="3.159cm" svg:y="0.935cm"><draw:text-box><text:p>Usuario</text:p></draw:text-box></draw:frame><draw:frame text:anchor-type="paragraph" draw:z-index="42" draw:name="Forma7" draw:style-name="gr20" draw:text-style-name="P34" svg:width="1.938cm" svg:height="0.571cm" svg:x="3.141cm" svg:y="1.653cm"><draw:text-box><text:p>Conraseña</text:p></draw:text-box></draw:frame><draw:custom-shape text:anchor-type="paragraph" draw:z-index="39" draw:name="Forma1" draw:style-name="gr18" draw:text-style-name="P30" svg:width="7.522cm" svg:height="4.269cm" svg:x="1.753cm" svg:y="0.14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4"><draw:custom-shape text:anchor-type="paragraph" draw:z-index="40" draw:name="Forma5" draw:style-name="gr19" draw:text-style-name="P31" svg:width="6.483cm" svg:height="3.266cm" svg:x="2.263cm" svg:y="-0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Forma7" draw:style-name="gr21" draw:text-style-name="P36" svg:width="2.837cm" svg:height="0.489cm" svg:x="5.096cm" svg:y="0.335cm"><draw:text-box><text:p/></draw:text-box></draw:frame></text:p>
      <text:p text:style-name="P14"><draw:frame text:anchor-type="paragraph" draw:z-index="44" draw:name="Forma7" draw:style-name="gr21" draw:text-style-name="P37" svg:width="2.855cm" svg:height="0.489cm" svg:x="5.078cm" svg:y="0.355cm"><draw:text-box><text:p/></draw:text-box></draw:frame></text:p>
      <text:p text:style-name="P14"/>
      <text:p text:style-name="P14"><draw:control text:anchor-type="paragraph" draw:z-index="47" draw:name="Forma2" draw:style-name="gr24" draw:text-style-name="P38" svg:width="1.625cm" svg:height="0.512cm" svg:x="4.325cm" svg:y="0.016cm" draw:control="control1"/><draw:control text:anchor-type="paragraph" draw:z-index="48" draw:name="Forma2" draw:style-name="gr24" draw:text-style-name="P38" svg:width="1.798cm" svg:height="0.512cm" svg:x="6.08cm" svg:y="0cm" draw:control="control2"/></text:p>
      <text:p text:style-name="P14"/>
      <text:p text:style-name="P14"/>
      <text:list xml:id="list82126241571419" text:continue-numbering="true" text:style-name="L2">
        <text:list-item>
          <text:p text:style-name="P21">Registro de usuario</text:p>
        </text:list-item>
      </text:list>
      <text:p text:style-name="P14"><draw:custom-shape text:anchor-type="paragraph" draw:z-index="49" draw:name="Forma1" draw:style-name="gr25" draw:text-style-name="P30" svg:width="7.522cm" svg:height="5.464cm" svg:x="1.753cm" svg:y="0.14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4"><draw:custom-shape text:anchor-type="paragraph" draw:z-index="50" draw:name="Forma5" draw:style-name="gr26" draw:text-style-name="P31" svg:width="6.483cm" svg:height="4.252cm" svg:x="2.263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frame text:anchor-type="paragraph" draw:z-index="53" draw:name="Forma7" draw:style-name="gr21" draw:text-style-name="P36" svg:width="2.837cm" svg:height="0.489cm" svg:x="5.076cm" svg:y="-0.155cm"><draw:text-box><text:p/></draw:text-box></draw:frame><draw:frame text:anchor-type="paragraph" draw:z-index="51" draw:name="Forma7" draw:style-name="gr20" draw:text-style-name="P34" svg:width="1.655cm" svg:height="0.571cm" svg:x="3.159cm" svg:y="-0.198cm"><draw:text-box><text:p>Usuario</text:p></draw:text-box></draw:frame></text:p>
      <text:p text:style-name="P14"><draw:frame text:anchor-type="paragraph" draw:z-index="54" draw:name="Forma7" draw:style-name="gr21" draw:text-style-name="P37" svg:width="2.855cm" svg:height="0.489cm" svg:x="5.078cm" svg:y="-0.178cm"><draw:text-box><text:p/></draw:text-box></draw:frame><draw:frame text:anchor-type="paragraph" draw:z-index="52" draw:name="Forma7" draw:style-name="gr20" draw:text-style-name="P34" svg:width="1.938cm" svg:height="0.571cm" svg:x="3.141cm" svg:y="-0.178cm"><draw:text-box><text:p>Conraseña</text:p></draw:text-box></draw:frame></text:p>
      <text:p text:style-name="P14"><draw:frame text:anchor-type="paragraph" draw:z-index="55" draw:name="Forma7" draw:style-name="gr27" draw:text-style-name="P34" svg:width="1.938cm" svg:height="0.976cm" svg:x="3.122cm" svg:y="-0.081cm"><draw:text-box><text:p>Repetir contraseña</text:p></draw:text-box></draw:frame><draw:frame text:anchor-type="paragraph" draw:z-index="56" draw:name="Forma7" draw:style-name="gr21" draw:text-style-name="P37" svg:width="2.855cm" svg:height="0.489cm" svg:x="5.059cm" svg:y="0.183cm"><draw:text-box><text:p/></draw:text-box></draw:frame></text:p>
      <text:p text:style-name="P14"><draw:control text:anchor-type="paragraph" draw:z-index="58" draw:name="Forma2" draw:style-name="gr24" draw:text-style-name="P38" svg:width="1.798cm" svg:height="0.512cm" svg:x="6.061cm" svg:y="0.474cm" draw:control="control4"/></text:p>
      <text:p text:style-name="P14"><draw:control text:anchor-type="paragraph" draw:z-index="57" draw:name="Forma2" draw:style-name="gr24" draw:text-style-name="P38" svg:width="1.625cm" svg:height="0.512cm" svg:x="4.306cm" svg:y="-0.208cm" draw:control="control3"/></text:p>
      <text:p text:style-name="P14"/>
      <text:p text:style-name="P14"/>
      <text:list xml:id="list82126489285660" text:continue-numbering="true" text:style-name="L2">
        <text:list-item>
          <text:p text:style-name="P20">Administración <text:span text:style-name="T16">de usuarios</text:span></text:p>
        </text:list-item>
      </text:list>
      <text:p text:style-name="P15"><draw:custom-shape text:anchor-type="paragraph" draw:z-index="45" draw:name="Forma1" draw:style-name="gr22" draw:text-style-name="P30" svg:width="8.032cm" svg:height="7.206cm" svg:x="1.753cm" svg:y="0.29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5"><draw:custom-shape text:anchor-type="paragraph" draw:z-index="46" draw:name="Forma5" draw:style-name="gr23" draw:text-style-name="P31" svg:width="7.049cm" svg:height="6.427cm" svg:x="2.263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9" draw:name="Forma7" draw:style-name="gr20" draw:text-style-name="P34" svg:width="3.433cm" svg:height="0.571cm" svg:x="2.875cm" svg:y="0.372cm"><draw:text-box><text:p>Lista de usuario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ontrol text:anchor-type="paragraph" draw:z-index="60" draw:name="Forma2" draw:style-name="gr24" draw:text-style-name="P38" svg:width="1.625cm" svg:height="0.512cm" svg:x="3.191cm" svg:y="-0.145cm" draw:control="control5"/><draw:control text:anchor-type="paragraph" draw:z-index="61" draw:name="Forma2" draw:style-name="gr24" draw:text-style-name="P38" svg:width="1.798cm" svg:height="0.512cm" svg:x="4.983cm" svg:y="-0.161cm" draw:control="control6"/><draw:control text:anchor-type="paragraph" draw:z-index="62" draw:name="Forma2" draw:style-name="gr24" draw:text-style-name="P38" svg:width="1.798cm" svg:height="0.512cm" svg:x="6.911cm" svg:y="-0.192cm" draw:control="control7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1.436cm" fo:margin-bottom="1.06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6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6" meta:paragraph-count="28" meta:word-count="355" meta:character-count="2176" meta:non-whitespace-character-count="1779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